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c904" officeooo:paragraph-rsid="000ac9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hfrghkgfhjdgfjh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5:45:05.277720276</meta:creation-date>
    <dc:date>2016-07-19T15:45:24.668411740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17" meta:non-whitespace-character-count="17"/>
    <meta:generator>LibreOffice/4.2.8.2$Linux_X86_64 LibreOffice_project/420m0$Build-2</meta:generator>
  </office:meta>
</office:document-meta>
</file>